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4292E" fo:font-size="9pt" style:font-size-asian="9pt" style:font-size-complex="9pt" style:language-asian="en" style:country-asian="GB"/>
    </style:style>
    <style:style style:name="P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4292E" fo:font-size="9pt" style:font-size-asian="9pt" style:font-size-complex="9pt" style:language-asian="en" style:country-asian="GB"/>
    </style:style>
    <style:style style:name="P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4292E" fo:font-size="9pt" style:font-size-asian="9pt" style:font-size-complex="9pt" style:language-asian="en" style:country-asian="GB"/>
    </style:style>
    <style:style style:name="P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4292E" fo:font-size="9pt" style:font-size-asian="9pt" style:font-size-complex="9pt" style:language-asian="en" style:country-asian="GB"/>
    </style:style>
    <style:style style:name="P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4292E" fo:font-size="9pt" style:font-size-asian="9pt" style:font-size-complex="9pt" style:language-asian="en" style:country-asian="GB"/>
    </style:style>
    <style:style style:name="P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7" style:parent-style-name="DefaultParagraphFont" style:family="text">
      <style:text-properties style:font-name="Consolas" style:font-name-asian="Times New Roman" style:font-name-complex="Courier New" fo:color="#24292E" fo:font-size="9pt" style:font-size-asian="9pt" style:font-size-complex="9pt" style:language-asian="en" style:country-asian="GB"/>
    </style:style>
  </office:automatic-styles>
  <office:body>
    <office:text text:use-soft-page-breaks="true">
      <text:p text:style-name="P1">return $this-&gt;select(['R.id', 'R.name', 'R.description', 'P.key', 'P.value'])</text:p>
      <text:p text:style-name="P2"><text:s text:c="12"/>-&gt;from($this-&gt;table. ' AS R', true)</text:p>
      <text:p text:style-name="P3"><text:s text:c="12"/>-&gt;join('db_misc AS P', 'R.id = P.id', 'left')</text:p>
      <text:p text:style-name="P4"><text:s text:c="12"/>-&gt;where('R.name', $action)</text:p>
      <text:p text:style-name="P5"><text:s text:c="12"/>-&gt;orderBy('R.id', 'DESC')</text:p>
      <text:p text:style-name="P6"><text:span text:style-name="T7"><text:s text:c="12"/>-&gt;first();</text:span>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GB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sgarski</meta:initial-creator>
    <dc:creator>msgarski</dc:creator>
    <meta:creation-date>2021-04-11T16:04:00Z</meta:creation-date>
    <dc:date>2021-04-11T16:05:00Z</dc:date>
    <meta:template xlink:href="Normal" xlink:type="simple"/>
    <meta:editing-cycles>2</meta:editing-cycles>
    <meta:editing-duration>PT60S</meta:editing-duration>
    <meta:document-statistic meta:page-count="1" meta:paragraph-count="1" meta:word-count="42" meta:character-count="285" meta:row-count="2" meta:non-whitespace-character-count="244"/>
  </office:meta>
</office:document-meta>
</file>